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1pt" style:font-size-complex="24pt"/>
    </style:style>
    <style:style style:name="P2" style:family="paragraph" style:parent-style-name="Standard">
      <style:paragraph-properties fo:text-align="center" style:justify-single-word="false"/>
      <style:text-properties fo:font-size="24pt" officeooo:rsid="00169b50" officeooo:paragraph-rsid="00169b50" style:font-size-asian="21pt" style:font-size-complex="24pt"/>
    </style:style>
    <style:style style:name="P3" style:family="paragraph" style:parent-style-name="Standard">
      <style:paragraph-properties fo:text-align="center" style:justify-single-word="false"/>
      <style:text-properties fo:font-size="12pt" officeooo:rsid="00169b50" officeooo:paragraph-rsid="00169b50" style:font-size-asian="10.5pt" style:font-size-complex="12pt"/>
    </style:style>
    <style:style style:name="P4" style:family="paragraph" style:parent-style-name="Standard">
      <style:paragraph-properties fo:text-align="start" style:justify-single-word="false"/>
      <style:text-properties fo:font-size="12pt" style:text-underline-style="none" fo:font-weight="normal" officeooo:rsid="0018d27a" officeooo:paragraph-rsid="0018d27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23abe3" officeooo:paragraph-rsid="0023abe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36pt" style:text-underline-style="solid" style:text-underline-width="auto" style:text-underline-color="font-color" fo:font-weight="bold" officeooo:rsid="0018d27a" officeooo:paragraph-rsid="0018d27a" style:font-size-asian="36pt" style:font-weight-asian="bold" style:font-size-complex="36pt" style:font-weight-complex="bold"/>
    </style:style>
    <style:style style:name="P7" style:family="paragraph" style:parent-style-name="Standard">
      <style:paragraph-properties fo:text-align="start" style:justify-single-word="false"/>
      <style:text-properties fo:font-size="36pt" style:text-underline-style="solid" style:text-underline-width="auto" style:text-underline-color="font-color" fo:font-weight="bold" officeooo:rsid="0023abe3" officeooo:paragraph-rsid="0023abe3" style:font-size-asian="31.5pt" style:font-weight-asian="bold" style:font-size-complex="36pt" style:font-weight-complex="bold"/>
    </style:style>
    <style:style style:name="P8" style:family="paragraph" style:parent-style-name="Standard">
      <style:paragraph-properties fo:text-align="start" style:justify-single-word="false" fo:break-before="page"/>
      <style:text-properties fo:font-size="36pt" style:text-underline-style="solid" style:text-underline-width="auto" style:text-underline-color="font-color" fo:font-weight="bold" officeooo:rsid="0023abe3" officeooo:paragraph-rsid="0023abe3" style:font-size-asian="31.5pt" style:font-weight-asian="bold" style:font-size-complex="36pt" style:font-weight-complex="bold"/>
    </style:style>
    <style:style style:name="T1" style:family="text">
      <style:text-properties fo:color="#000000"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officeooo:rsid="0019becd"/>
    </style:style>
    <style:style style:name="T5" style:family="text">
      <style:text-properties officeooo:rsid="001d6d63"/>
    </style:style>
    <style:style style:name="T6" style:family="text">
      <style:text-properties officeooo:rsid="0023a99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Caesar Crypt</text:p>
      <text:p text:style-name="P2">-</text:p>
      <text:p text:style-name="P2">Commodu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reator: Joel Cool-Panama</text:p>
      <text:p text:style-name="P3">&lt;<text:a xlink:type="simple" xlink:href="mailto:mr.jkuhl@gmail.com" text:style-name="Internet_20_link" text:visited-style-name="Visited_20_Internet_20_Link"><text:span text:style-name="T1">mr.jkuhl@gmail.com</text:span></text:a>&gt;</text:p>
      <text:p text:style-name="P6"><text:soft-page-break/></text:p>
      <text:p text:style-name="P6">Overview</text:p>
      <text:p text:style-name="P4"/>
      <text:p text:style-name="P4"><text:tab/>Caesar Crypt is an encrypted note taking program. The program uses a Caesar cipher, which is <text:span text:style-name="T6">adjusted</text:span> by the user, to jumble the characters in their notes so as to make the notes unreadable. <text:span text:style-name="T4">When a note is finished being edited, it is put through the cipher and stored in the SQLite database on the mobile device, and when it is requisted again, the enciphered text is read back through the cipher, restoring it to a readable format. Caesar Crypt adds another layer of security onto one's personal documents on their mobile devices.</text:span></text:p>
      <text:p text:style-name="P4"/>
      <text:p text:style-name="P4"><text:tab/><text:span text:style-name="T5">The Caesar Crypt app is targeted at privacy conscious individuals, who wish to create burden for any person who has gained unauthorized access to their mobile device. By enciphering the note details before the aformentioned are even stored on the device, burden is even present some one who might be able to gain file system access without having to enter the user's password to begin with. In this way, Caesar Crypt definitely increases the difficulty by which a person's details may be stolen from their mobile device, and is an app which all individuals should strongly consider for themselves.</text:span></text:p>
      <text:p text:style-name="P8"/>
      <text:p text:style-name="P7">App Walkthrough</text:p>
      <text:p text:style-name="P5"/>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20:17:05.321862631</meta:creation-date>
    <meta:generator>LibreOffice/4.3.6.2$Linux_x86 LibreOffice_project/430m0$Build-2</meta:generator>
    <dc:date>2015-04-20T20:32:44.325547874</dc:date>
    <meta:editing-duration>PT15M43S</meta:editing-duration>
    <meta:editing-cycles>15</meta:editing-cycles>
    <meta:document-statistic meta:table-count="0" meta:image-count="0" meta:object-count="0" meta:page-count="3" meta:paragraph-count="10" meta:word-count="203" meta:character-count="1221" meta:non-whitespace-character-count="1024"/>
  </office:meta>
</office:document-meta>
</file>